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7" style:family="paragraph" style:parent-style-name="Standard">
      <style:paragraph-properties fo:line-height="150%" style:writing-mode="lr-tb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ed0f" style:font-name-asian="Times New Roman" style:font-name-complex="Times New Roman"/>
    </style:style>
    <style:style style:name="T3" style:family="text">
      <style:text-properties style:font-name="Times New Roman" officeooo:rsid="00057dbe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3ed0f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57dbe" style:font-name-asian="Times New Roman" style:font-weight-asian="bold" style:font-name-complex="Times New Roman" style:font-weight-complex="bold"/>
    </style:style>
    <style:style style:name="T7" style:family="text">
      <style:text-properties officeooo:rsid="0003ed0f"/>
    </style:style>
    <style:style style:name="T8" style:family="text">
      <style:text-properties officeooo:rsid="00057db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Aluno</text:span><text:span text:style-name="T1">: Antônio Carlos de Freitas Silva<text:tab/><text:tab/><text:tab/><text:tab/><text:tab/></text:span><text:span text:style-name="T4">Data:</text:span><text:span text:style-name="T1"> </text:span><text:span text:style-name="T3">01</text:span><text:span text:style-name="T1">/1</text:span><text:span text:style-name="T3">1</text:span><text:span text:style-name="T1">/2013</text:span></text:p>
      <text:p text:style-name="P4"><text:span text:style-name="T4">Fase/Iteração:</text:span><text:span text:style-name="T1"> Sprint </text:span><text:span text:style-name="T3">5</text:span><text:span text:style-name="T2"><text:tab/></text:span><text:span text:style-name="T1"><text:tab/><text:tab/><text:tab/><text:tab/><text:tab/><text:tab/></text:span><text:span text:style-name="T4">Esforço Total:</text:span><text:span text:style-name="T1"> 0</text:span><text:span text:style-name="T3">5</text:span><text:span text:style-name="T1">h</text:span></text:p>
      <text:p text:style-name="P5"/>
      <text:p text:style-name="P4"><text:span text:style-name="T4">Atividade: #</text:span><text:span text:style-name="T6">119</text:span><text:span text:style-name="T4"> </text:span><text:span text:style-name="T6">Corrigir Nomeclatura dos Arquivos do GRE</text:span><text:span text:style-name="T1"><text:tab/><text:tab/><text:tab/><text:tab/></text:span><text:span text:style-name="T4">Esforço: </text:span><text:span text:style-name="T5">1</text:span><text:span text:style-name="T4">h</text:span></text:p>
      <text:p text:style-name="P6">Descrição: <text:span text:style-name="T8">Corrigir arquivos a pedido do Emerson </text:span></text:p>
      <text:p text:style-name="P6">Produtos: <text:span text:style-name="T8">Nome dos arquivos editados</text:span></text:p>
      <text:p text:style-name="P5">Equipe: - </text:p>
      <text:p text:style-name="P12">Artefato: <text:span text:style-name="T8">Revisão r169</text:span></text:p>
      <text:p text:style-name="P10"/>
      <text:p text:style-name="P7"><text:span text:style-name="T4">Atividade: </text:span><text:span text:style-name="T6">#125 Criação dos Diretórios dos Relatórios Individuais</text:span><text:span text:style-name="T1"><text:tab/><text:tab/><text:tab/></text:span><text:span text:style-name="T4">Esforço: </text:span><text:span text:style-name="T6">1</text:span><text:span text:style-name="T4">h</text:span></text:p>
      <text:p text:style-name="P5">Descrição: <text:span text:style-name="T8">Criar os diretórios para as novas Sprints</text:span><text:tab/><text:tab/></text:p>
      <text:p text:style-name="P5">Produtos: <text:span text:style-name="T8">Novos diretórios </text:span></text:p>
      <text:p text:style-name="P5">Equipe: -</text:p>
      <text:p text:style-name="P3">Artefato: <text:span text:style-name="T8">Revisão r199</text:span></text:p>
      <text:p text:style-name="P3"/>
      <text:p text:style-name="P7"><text:span text:style-name="T4">Atividade: </text:span><text:span text:style-name="T6">Definição das Atividades para a Sprint 5</text:span><text:span text:style-name="T1"><text:tab/><text:tab/><text:tab/><text:tab/><text:tab/></text:span><text:span text:style-name="T4">Esforço: </text:span><text:span text:style-name="T6">3</text:span><text:span text:style-name="T4">h</text:span></text:p>
      <text:p text:style-name="P5">Descrição: <text:span text:style-name="T8">Definir as atividades das equipes para a Sprint 5</text:span></text:p>
      <text:p text:style-name="P5">Produtos: -</text:p>
      <text:p text:style-name="P5">Equipe: <text:span text:style-name="T8">Gabriel Benício e Lucas Carvalho</text:span></text:p>
      <text:p text:style-name="P3">Artefato: <text:span text:style-name="T8">Tarefas do Redm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8</meta:editing-cycles>
    <dc:date>2013-11-01T13:42:18.365000000</dc:date>
    <meta:editing-duration>P0D</meta:editing-duration>
    <meta:document-statistic meta:table-count="0" meta:image-count="1" meta:object-count="0" meta:page-count="1" meta:paragraph-count="20" meta:word-count="114" meta:character-count="805" meta:non-whitespace-character-count="685"/>
  </office:meta>
</office:document-meta>
</file>